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Sitka Text" svg:font-family="'Sitka Text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0.9979in" style:rel-column-width="8719*"/>
    </style:style>
    <style:style style:name="Table1.B" style:family="table-column">
      <style:table-column-properties style:column-width="6.5021in" style:rel-column-width="56816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0.9972in" style:rel-column-width="1436*"/>
    </style:style>
    <style:style style:name="Table2.B" style:family="table-column">
      <style:table-column-properties style:column-width="6.5028in" style:rel-column-width="9364*"/>
    </style:style>
    <style:style style:name="Table2.A1" style:family="table-cell">
      <style:table-cell-properties fo:padding="0.0382in" fo:border="none"/>
    </style:style>
    <style:style style:name="Table9" style:family="table">
      <style:table-properties style:width="7.5in" table:align="margins"/>
    </style:style>
    <style:style style:name="Table9.A" style:family="table-column">
      <style:table-column-properties style:column-width="0.9313in" style:rel-column-width="1341*"/>
    </style:style>
    <style:style style:name="Table9.B" style:family="table-column">
      <style:table-column-properties style:column-width="6.5688in" style:rel-column-width="9459*"/>
    </style:style>
    <style:style style:name="Table9.1" style:family="table-row">
      <style:table-row-properties style:min-row-height="0.2472in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7.5in" table:align="margins"/>
    </style:style>
    <style:style style:name="Table10.A" style:family="table-column">
      <style:table-column-properties style:column-width="0.9368in" style:rel-column-width="1349*"/>
    </style:style>
    <style:style style:name="Table10.B" style:family="table-column">
      <style:table-column-properties style:column-width="6.5632in" style:rel-column-width="9451*"/>
    </style:style>
    <style:style style:name="Table10.A1" style:family="table-cell">
      <style:table-cell-properties fo:padding="0.0382in" fo:border="non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0.9972in" style:rel-column-width="1436*"/>
    </style:style>
    <style:style style:name="Table4.B" style:family="table-column">
      <style:table-column-properties style:column-width="6.5028in" style:rel-column-width="9364*"/>
    </style:style>
    <style:style style:name="Table4.A1" style:family="table-cell">
      <style:table-cell-properties style:writing-mode="page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0.9972in" style:rel-column-width="1436*"/>
    </style:style>
    <style:style style:name="Table3.B" style:family="table-column">
      <style:table-column-properties style:column-width="6.5028in" style:rel-column-width="9364*"/>
    </style:style>
    <style:style style:name="Table3.A1" style:family="table-cell">
      <style:table-cell-properties fo:padding="0.0382in" fo:border="none"/>
    </style:style>
    <style:style style:name="Table7" style:family="table">
      <style:table-properties style:width="7.5in" table:align="margins"/>
    </style:style>
    <style:style style:name="Table7.A" style:family="table-column">
      <style:table-column-properties style:column-width="0.9979in" style:rel-column-width="8719*"/>
    </style:style>
    <style:style style:name="Table7.B" style:family="table-column">
      <style:table-column-properties style:column-width="6.5021in" style:rel-column-width="56816*"/>
    </style:style>
    <style:style style:name="Table7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  <style:text-properties style:font-name="Georgia" officeooo:paragraph-rsid="003a96c7"/>
    </style:style>
    <style:style style:name="P2" style:family="paragraph" style:parent-style-name="Standard">
      <style:text-properties style:font-name="Georgia" fo:font-size="13pt" officeooo:rsid="001bc8c8" officeooo:paragraph-rsid="00378737" style:font-size-asian="13pt" style:font-size-complex="13pt"/>
    </style:style>
    <style:style style:name="P3" style:family="paragraph" style:parent-style-name="Standard">
      <style:text-properties style:font-name="Georgia" fo:font-size="13pt" officeooo:rsid="001daa33" officeooo:paragraph-rsid="0047e948" style:font-size-asian="13pt" style:font-size-complex="13pt"/>
    </style:style>
    <style:style style:name="P4" style:family="paragraph" style:parent-style-name="Standard">
      <style:paragraph-properties fo:padding="0.0201in" fo:border="none" style:join-border="false">
        <style:tab-stops/>
      </style:paragraph-properties>
      <style:text-properties fo:color="#ffffff" loext:opacity="100%" style:font-name="Georgia" fo:font-size="6pt" fo:letter-spacing="0.0555in" fo:font-weight="normal" officeooo:rsid="003a96c7" officeooo:paragraph-rsid="003a96c7" style:font-size-asian="6pt" style:font-weight-asian="normal" style:font-size-complex="6pt" style:font-weight-complex="normal"/>
    </style:style>
    <style:style style:name="P5" style:family="paragraph" style:parent-style-name="Standard">
      <style:paragraph-properties fo:padding="0.0201in" fo:border="none" style:join-border="false">
        <style:tab-stops/>
      </style:paragraph-properties>
      <style:text-properties fo:color="#ffffff" loext:opacity="100%" style:font-name="Georgia" fo:font-size="13pt" fo:letter-spacing="0.0555in" fo:font-weight="normal" officeooo:rsid="003a96c7" officeooo:paragraph-rsid="0047e948" style:font-size-asian="13pt" style:font-weight-asian="normal" style:font-size-complex="13pt" style:font-weight-complex="normal"/>
    </style:style>
    <style:style style:name="P6" style:family="paragraph" style:parent-style-name="Table_20_Contents">
      <style:text-properties style:font-name="Georgia" fo:font-size="13pt" officeooo:rsid="00507f11" officeooo:paragraph-rsid="00507f11" style:font-size-asian="13pt" style:font-size-complex="13pt"/>
    </style:style>
    <style:style style:name="P7" style:family="paragraph" style:parent-style-name="Table_20_Contents">
      <style:text-properties style:font-name="Georgia" fo:font-size="13pt" officeooo:rsid="001ef7cc" officeooo:paragraph-rsid="00399c28" style:font-size-asian="13pt" style:font-size-complex="13pt"/>
    </style:style>
    <style:style style:name="P8" style:family="paragraph" style:parent-style-name="Table_20_Contents">
      <style:text-properties style:font-name="Georgia" fo:font-size="13pt" officeooo:rsid="001ef7cc" officeooo:paragraph-rsid="00272a36" style:font-size-asian="13pt" style:font-size-complex="13pt"/>
    </style:style>
    <style:style style:name="P9" style:family="paragraph" style:parent-style-name="Table_20_Contents">
      <style:text-properties style:font-name="Georgia" fo:font-size="13pt" officeooo:rsid="001ef7cc" officeooo:paragraph-rsid="001ef7cc" style:font-size-asian="13pt" style:font-size-complex="13pt"/>
    </style:style>
    <style:style style:name="P10" style:family="paragraph" style:parent-style-name="Table_20_Contents">
      <style:text-properties style:font-name="Georgia" fo:font-size="13pt" officeooo:rsid="001ef7cc" officeooo:paragraph-rsid="00346768" style:font-size-asian="13pt" style:font-size-complex="13pt"/>
    </style:style>
    <style:style style:name="P11" style:family="paragraph" style:parent-style-name="Table_20_Contents">
      <style:text-properties style:font-name="Georgia" fo:font-size="13pt" officeooo:rsid="00272a36" officeooo:paragraph-rsid="00272a36" style:font-size-asian="13pt" style:font-size-complex="13pt"/>
    </style:style>
    <style:style style:name="P12" style:family="paragraph" style:parent-style-name="Table_20_Contents">
      <style:text-properties style:font-name="Georgia" fo:font-size="13pt" officeooo:paragraph-rsid="00454e12" style:font-size-asian="13pt" style:font-size-complex="13pt"/>
    </style:style>
    <style:style style:name="P13" style:family="paragraph" style:parent-style-name="Table_20_Contents">
      <style:text-properties style:font-name="Georgia" fo:font-size="13pt" officeooo:rsid="00454e12" officeooo:paragraph-rsid="00454e12" style:font-size-asian="13pt" style:font-size-complex="13pt"/>
    </style:style>
    <style:style style:name="P14" style:family="paragraph" style:parent-style-name="Table_20_Contents">
      <style:text-properties style:font-name="Georgia" fo:font-size="12pt" style:font-size-asian="12pt" style:font-size-complex="12pt"/>
    </style:style>
    <style:style style:name="P15" style:family="paragraph" style:parent-style-name="Table_20_Contents">
      <style:text-properties style:font-name="Georgia" fo:font-size="12pt" officeooo:rsid="001cea1b" officeooo:paragraph-rsid="001cea1b" style:font-size-asian="12pt" style:font-size-complex="12pt"/>
    </style:style>
    <style:style style:name="P16" style:family="paragraph" style:parent-style-name="Table_20_Contents">
      <style:text-properties style:font-name="Georgia" fo:font-size="12pt" officeooo:rsid="00507f11" officeooo:paragraph-rsid="00346768" style:font-size-asian="12pt" style:font-size-complex="12pt"/>
    </style:style>
    <style:style style:name="P17" style:family="paragraph" style:parent-style-name="Table_20_Contents">
      <style:text-properties style:font-name="Georgia" fo:font-size="12pt" officeooo:rsid="001daa33" officeooo:paragraph-rsid="001daa33" style:font-size-asian="12pt" style:font-size-complex="12pt"/>
    </style:style>
    <style:style style:name="P18" style:family="paragraph" style:parent-style-name="Table_20_Contents">
      <style:text-properties style:font-name="Georgia" fo:font-size="12pt" officeooo:rsid="00293aa8" officeooo:paragraph-rsid="00293aa8" style:font-size-asian="12pt" style:font-size-complex="12pt"/>
    </style:style>
    <style:style style:name="P19" style:family="paragraph" style:parent-style-name="Table_20_Contents">
      <style:text-properties style:font-name="Georgia" fo:font-size="12pt" officeooo:rsid="002da105" officeooo:paragraph-rsid="002da105" style:font-size-asian="12pt" style:font-size-complex="12pt"/>
    </style:style>
    <style:style style:name="P20" style:family="paragraph" style:parent-style-name="Table_20_Contents">
      <style:text-properties style:font-name="Georgia" fo:font-size="12pt" officeooo:rsid="002efbb0" officeooo:paragraph-rsid="00307373" style:font-size-asian="12pt" style:font-size-complex="12pt"/>
    </style:style>
    <style:style style:name="P21" style:family="paragraph" style:parent-style-name="Table_20_Contents">
      <style:text-properties style:font-name="Georgia" fo:font-size="12pt" officeooo:rsid="003bb005" officeooo:paragraph-rsid="003bb005" style:font-size-asian="12pt" style:font-size-complex="12pt"/>
    </style:style>
    <style:style style:name="P22" style:family="paragraph" style:parent-style-name="Table_20_Contents">
      <style:text-properties style:font-name="Georgia" fo:font-size="12pt" officeooo:rsid="0053e73d" officeooo:paragraph-rsid="0053e73d" style:font-size-asian="12pt" style:font-size-complex="12pt"/>
    </style:style>
    <style:style style:name="P23" style:family="paragraph" style:parent-style-name="Table_20_Contents">
      <style:text-properties style:font-name="Georgia" fo:font-size="12pt" officeooo:rsid="003fa6dc" officeooo:paragraph-rsid="003fa6dc" style:font-size-asian="12pt" style:font-size-complex="12pt"/>
    </style:style>
    <style:style style:name="P24" style:family="paragraph" style:parent-style-name="Table_20_Contents">
      <style:text-properties style:font-name="Georgia" fo:font-size="12pt" officeooo:rsid="0069499d" officeooo:paragraph-rsid="0069499d" style:font-size-asian="12pt" style:font-size-complex="12pt"/>
    </style:style>
    <style:style style:name="P25" style:family="paragraph" style:parent-style-name="Table_20_Contents">
      <style:text-properties style:font-name="Georgia" fo:font-size="12pt" officeooo:rsid="0062e6d1" officeooo:paragraph-rsid="005d9f63" style:font-size-asian="12pt" style:font-size-complex="12pt"/>
    </style:style>
    <style:style style:name="P26" style:family="paragraph" style:parent-style-name="Table_20_Contents">
      <style:text-properties style:font-name="Georgia" fo:font-size="12pt" fo:font-style="italic" officeooo:rsid="002efbb0" officeooo:paragraph-rsid="0053e73d" style:font-size-asian="12pt" style:font-style-asian="italic" style:font-size-complex="12pt" style:font-style-complex="italic"/>
    </style:style>
    <style:style style:name="P27" style:family="paragraph" style:parent-style-name="Table_20_Contents">
      <style:text-properties style:font-name="Georgia" fo:font-size="12pt" fo:font-style="italic" officeooo:rsid="002efbb0" officeooo:paragraph-rsid="0069499d" style:font-size-asian="12pt" style:font-style-asian="italic" style:font-size-complex="12pt" style:font-style-complex="italic"/>
    </style:style>
    <style:style style:name="P28" style:family="paragraph" style:parent-style-name="Table_20_Contents">
      <style:text-properties style:font-name="Georgia" fo:font-size="12pt" fo:font-style="italic" officeooo:rsid="0069499d" officeooo:paragraph-rsid="0069499d" style:font-size-asian="12pt" style:font-style-asian="italic" style:font-size-complex="12pt" style:font-style-complex="italic"/>
    </style:style>
    <style:style style:name="P29" style:family="paragraph" style:parent-style-name="Table_20_Contents">
      <style:text-properties style:font-name="Georgia" fo:font-size="12pt" style:text-underline-style="none" officeooo:rsid="001ef7cc" officeooo:paragraph-rsid="00548d7d" style:font-size-asian="12pt" style:font-size-complex="12pt"/>
    </style:style>
    <style:style style:name="P30" style:family="paragraph" style:parent-style-name="Table_20_Contents">
      <style:text-properties style:font-name="Georgia" officeooo:rsid="002da105" officeooo:paragraph-rsid="005d9f63"/>
    </style:style>
    <style:style style:name="P31" style:family="paragraph" style:parent-style-name="Table_20_Contents">
      <style:text-properties style:font-name="Georgia" officeooo:rsid="002efbb0" officeooo:paragraph-rsid="005d9f63"/>
    </style:style>
    <style:style style:name="P32" style:family="paragraph" style:parent-style-name="Table_20_Contents">
      <style:text-properties officeooo:paragraph-rsid="003bb005"/>
    </style:style>
    <style:style style:name="P33" style:family="paragraph" style:parent-style-name="Table_20_Contents">
      <style:text-properties fo:color="#000000" loext:opacity="100%" style:font-name="Georgia" fo:font-size="12pt" style:text-underline-style="none" officeooo:paragraph-rsid="00548d7d" fo:background-color="#ffffff" style:font-name-asian="Verdana" style:font-size-asian="12pt" style:font-name-complex="Sitka Text" style:font-size-complex="12pt"/>
    </style:style>
    <style:style style:name="P34" style:family="paragraph" style:parent-style-name="Table_20_Contents">
      <style:text-properties fo:color="#000000" loext:opacity="100%" style:font-name="Georgia" fo:font-size="12pt" style:text-underline-style="none" officeooo:rsid="001b628e" officeooo:paragraph-rsid="00548d7d" fo:background-color="#ffffff" style:font-name-asian="Verdana" style:font-size-asian="12pt" style:font-name-complex="Sitka Text" style:font-size-complex="12pt"/>
    </style:style>
    <style:style style:name="P35" style:family="paragraph" style:parent-style-name="Table_20_Contents">
      <style:paragraph-properties fo:line-height="100%" fo:text-align="start" style:justify-single-word="false"/>
      <style:text-properties fo:color="#000000" loext:opacity="100%" style:font-name="Georgia" fo:font-size="12pt" style:text-underline-style="none" officeooo:rsid="001b628e" officeooo:paragraph-rsid="00548d7d" fo:background-color="#ffffff" style:font-name-asian="Verdana" style:font-size-asian="12pt" style:font-name-complex="Sitka Text" style:font-size-complex="12pt"/>
    </style:style>
    <style:style style:name="P36" style:family="paragraph" style:parent-style-name="Table_20_Contents">
      <style:paragraph-properties fo:line-height="100%" fo:text-align="start" style:justify-single-word="false"/>
      <style:text-properties fo:color="#000000" loext:opacity="100%" style:font-name="Georgia" fo:font-size="12pt" style:text-underline-style="none" officeooo:rsid="00576684" officeooo:paragraph-rsid="00548d7d" fo:background-color="#ffffff" style:font-name-asian="Verdana" style:font-size-asian="12pt" style:font-name-complex="Sitka Text" style:font-size-complex="12pt"/>
    </style:style>
    <style:style style:name="P37" style:family="paragraph" style:parent-style-name="Table_20_Contents">
      <style:text-properties fo:color="#000000" loext:opacity="100%" style:font-name="Georgia" fo:font-size="12pt" style:text-underline-style="none" officeooo:rsid="00576684" officeooo:paragraph-rsid="00548d7d" fo:background-color="#ffffff" style:font-name-asian="Verdana" style:font-size-asian="12pt" style:font-name-complex="Sitka Text" style:font-size-complex="12pt"/>
    </style:style>
    <style:style style:name="P38" style:family="paragraph" style:parent-style-name="Table_20_Contents">
      <style:text-properties fo:color="#000000" loext:opacity="100%" style:font-name="Georgia" fo:font-size="12pt" style:text-underline-style="none" officeooo:rsid="005574c3" officeooo:paragraph-rsid="00548d7d" fo:background-color="#ffffff" style:font-name-asian="Verdana" style:font-size-asian="12pt" style:font-name-complex="Sitka Text" style:font-size-complex="12pt"/>
    </style:style>
    <style:style style:name="P39" style:family="paragraph" style:parent-style-name="Table_20_Contents">
      <style:paragraph-properties fo:line-height="100%" fo:text-align="start" style:justify-single-word="false"/>
      <style:text-properties fo:color="#000000" loext:opacity="100%" style:font-name="Georgia" fo:font-size="12pt" style:text-underline-style="none" officeooo:rsid="0071a278" officeooo:paragraph-rsid="00548d7d" fo:background-color="#ffffff" style:font-name-asian="Verdana" style:font-size-asian="12pt" style:font-name-complex="Sitka Text" style:font-size-complex="12pt"/>
    </style:style>
    <style:style style:name="P40" style:family="paragraph" style:parent-style-name="Table_20_Contents">
      <style:paragraph-properties fo:line-height="100%"/>
      <style:text-properties fo:color="#000000" loext:opacity="100%" style:font-name="Georgia" fo:font-size="12pt" style:text-underline-style="none" officeooo:rsid="0053f7c6" officeooo:paragraph-rsid="00548d7d" fo:background-color="#ffffff" style:font-name-asian="Verdana" style:font-size-asian="12pt" style:font-name-complex="Sitka Text" style:font-size-complex="12pt"/>
    </style:style>
    <style:style style:name="P41" style:family="paragraph" style:parent-style-name="Table_20_Contents">
      <style:text-properties fo:color="#00000a" loext:opacity="100%" style:font-name="Georgia" fo:font-size="12pt" style:text-underline-style="none" officeooo:paragraph-rsid="00548d7d" fo:background-color="#ffffff" style:font-name-asian="Verdana" style:font-size-asian="12pt" style:font-name-complex="Sitka Text" style:font-size-complex="12pt"/>
    </style:style>
    <style:style style:name="P42" style:family="paragraph" style:parent-style-name="Table_20_Contents">
      <style:paragraph-properties fo:line-height="100%" fo:text-align="start" style:justify-single-word="false"/>
      <style:text-properties fo:color="#00000a" loext:opacity="100%" style:font-name="Georgia" fo:font-size="12pt" style:text-underline-style="none" officeooo:rsid="001b628e" officeooo:paragraph-rsid="00548d7d" fo:background-color="#ffffff" style:font-name-asian="Verdana" style:font-size-asian="12pt" style:font-name-complex="Sitka Text" style:font-size-complex="12pt"/>
    </style:style>
    <style:style style:name="P43" style:family="paragraph" style:parent-style-name="Standard">
      <style:text-properties style:font-name="Georgia" fo:font-size="18pt" fo:letter-spacing="0.0555in" style:text-underline-style="solid" style:text-underline-width="auto" style:text-underline-color="font-color" fo:font-weight="normal" officeooo:rsid="00548d7d" officeooo:paragraph-rsid="005d370f" style:font-size-asian="18pt" style:font-weight-asian="normal" style:font-size-complex="18pt" style:font-weight-complex="normal"/>
    </style:style>
    <style:style style:name="P44" style:family="paragraph" style:parent-style-name="Standard">
      <style:text-properties style:font-name="Georgia" fo:font-size="14pt" fo:letter-spacing="0.0555in" style:text-underline-style="solid" style:text-underline-width="auto" style:text-underline-color="font-color" fo:font-weight="normal" officeooo:rsid="005d9f63" officeooo:paragraph-rsid="005d9f63" style:font-size-asian="14pt" style:font-weight-asian="normal" style:font-size-complex="14pt" style:font-weight-complex="normal" loext:shadow="none"/>
    </style:style>
    <style:style style:name="P45" style:family="paragraph" style:parent-style-name="Standard">
      <style:text-properties style:font-name="Georgia" fo:font-size="14pt" fo:letter-spacing="0.0555in" fo:font-style="normal" style:text-underline-style="solid" style:text-underline-width="auto" style:text-underline-color="font-color" fo:font-weight="normal" officeooo:rsid="004d2a21" officeooo:paragraph-rsid="005d9f63" style:font-size-asian="14pt" style:font-style-asian="normal" style:font-weight-asian="normal" style:font-size-complex="14pt" style:font-style-complex="normal" style:font-weight-complex="normal" loext:shadow="none"/>
    </style:style>
    <style:style style:name="P46" style:family="paragraph" style:parent-style-name="Standard">
      <style:text-properties style:font-name="Georgia" fo:font-size="14pt" officeooo:rsid="001cea1b" officeooo:paragraph-rsid="001cea1b" style:font-size-asian="14pt" style:font-size-complex="14pt"/>
    </style:style>
    <style:style style:name="P47" style:family="paragraph" style:parent-style-name="Standard">
      <style:text-properties style:font-name="Georgia" fo:font-size="14pt" officeooo:rsid="00548d7d" officeooo:paragraph-rsid="00548d7d" style:font-size-asian="14pt" style:font-size-complex="14pt"/>
    </style:style>
    <style:style style:name="P48" style:family="paragraph" style:parent-style-name="Standard">
      <style:text-properties style:font-name="Georgia" fo:font-size="14pt" fo:font-weight="normal" officeooo:rsid="001daa33" officeooo:paragraph-rsid="001daa33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ffffff" loext:opacity="100%" style:font-name="Georgia" fo:font-size="10pt" officeooo:rsid="0073ac5f" officeooo:paragraph-rsid="0073ac5f" style:font-size-asian="8.75pt" style:font-size-complex="10pt"/>
    </style:style>
    <style:style style:name="P50" style:family="paragraph" style:parent-style-name="Standard">
      <style:paragraph-properties>
        <style:tab-stops>
          <style:tab-stop style:position="1.0937in"/>
        </style:tab-stops>
      </style:paragraph-properties>
      <style:text-properties fo:color="#ffffff" loext:opacity="100%" style:font-name="Georgia" fo:font-size="10pt" fo:letter-spacing="0.0555in" fo:font-weight="normal" officeooo:rsid="0073ac5f" officeooo:paragraph-rsid="0073ac5f" style:font-size-asian="8.75pt" style:font-weight-asian="normal" style:font-size-complex="10pt" style:font-weight-complex="normal" loext:shadow="none"/>
    </style:style>
    <style:style style:name="P51" style:family="paragraph" style:parent-style-name="Standard">
      <style:text-properties fo:font-size="14pt" officeooo:paragraph-rsid="001daa33" style:font-size-asian="14pt" style:font-size-complex="14pt"/>
    </style:style>
    <style:style style:name="P52" style:family="paragraph" style:parent-style-name="Standard">
      <style:text-properties fo:font-size="12pt" officeooo:paragraph-rsid="0073ac5f" style:font-size-asian="12pt" style:font-size-complex="12pt"/>
    </style:style>
    <style:style style:name="P53" style:family="paragraph" style:parent-style-name="Standard">
      <style:paragraph-properties fo:padding="0.0201in" fo:border="none" style:join-border="false">
        <style:tab-stops/>
      </style:paragraph-properties>
      <style:text-properties fo:color="#ffffff" loext:opacity="100%" style:font-name="Georgia" fo:font-size="10pt" fo:letter-spacing="0.0555in" fo:font-weight="normal" officeooo:rsid="003a96c7" officeooo:paragraph-rsid="003bb005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padding="0.0201in" fo:border="none" style:join-border="false">
        <style:tab-stops/>
      </style:paragraph-properties>
      <style:text-properties fo:color="#ffffff" loext:opacity="100%" style:font-name="Georgia" fo:font-size="10pt" fo:letter-spacing="0.0555in" fo:font-weight="normal" officeooo:rsid="0073ac5f" officeooo:paragraph-rsid="0073ac5f" style:font-size-asian="8.75pt" style:font-weight-asian="normal" style:font-size-complex="10pt" style:font-weight-complex="normal"/>
    </style:style>
    <style:style style:name="P55" style:family="paragraph" style:parent-style-name="Standard">
      <style:paragraph-properties fo:padding="0.0201in" fo:border-left="none" fo:border-right="none" fo:border-top="none" fo:border-bottom="0.99pt solid #000000" style:join-border="false">
        <style:tab-stops/>
      </style:paragraph-properties>
      <style:text-properties fo:color="#ffffff" loext:opacity="100%" style:font-name="Georgia" fo:font-size="7pt" fo:letter-spacing="0.0555in" fo:font-weight="normal" officeooo:rsid="003a96c7" officeooo:paragraph-rsid="003bb005" style:font-size-asian="7pt" style:font-weight-asian="normal" style:font-size-complex="7pt" style:font-weight-complex="normal"/>
    </style:style>
    <style:style style:name="P56" style:family="paragraph" style:parent-style-name="Standard" style:master-page-name="">
      <style:paragraph-properties style:page-number="auto" fo:padding="0.0201in" fo:border-left="none" fo:border-right="none" fo:border-top="none" fo:border-bottom="0.99pt solid #000000" style:join-border="false">
        <style:tab-stops/>
      </style:paragraph-properties>
      <style:text-properties style:font-name="Georgia" fo:font-size="16pt" fo:letter-spacing="0.0555in" fo:font-weight="normal" officeooo:rsid="001bc8c8" officeooo:paragraph-rsid="001bc8c8" style:font-size-asian="16pt" style:font-weight-asian="normal" style:font-size-complex="16pt" style:font-weight-complex="normal"/>
    </style:style>
    <style:style style:name="P57" style:family="paragraph" style:parent-style-name="Table_20_Contents">
      <style:text-properties style:font-name="Georgia" fo:font-size="12pt" officeooo:rsid="006f7f7c" officeooo:paragraph-rsid="006f7f7c" style:font-size-asian="12pt" style:font-size-complex="12pt"/>
    </style:style>
    <style:style style:name="P58" style:family="paragraph" style:parent-style-name="Table_20_Contents">
      <style:text-properties style:font-name="Georgia" fo:font-size="12pt" officeooo:rsid="00775322" officeooo:paragraph-rsid="00775322" style:font-size-asian="12pt" style:font-size-complex="12pt"/>
    </style:style>
    <style:style style:name="P59" style:family="paragraph" style:parent-style-name="Table_20_Contents">
      <style:text-properties style:font-name="Georgia" fo:font-size="12pt" officeooo:rsid="001cea1b" officeooo:paragraph-rsid="001cea1b" style:font-size-asian="12pt" style:font-size-complex="12pt"/>
    </style:style>
    <style:style style:name="P60" style:family="paragraph" style:parent-style-name="Table_20_Contents">
      <style:text-properties style:font-name="Georgia" fo:font-size="12pt" fo:font-style="italic" officeooo:rsid="006f7f7c" officeooo:paragraph-rsid="006f7f7c" style:font-size-asian="12pt" style:font-style-asian="italic" style:font-size-complex="12pt" style:font-style-complex="italic"/>
    </style:style>
    <style:style style:name="P61" style:family="paragraph" style:parent-style-name="Table_20_Contents">
      <style:text-properties style:font-name="Georgia" fo:font-size="13pt" officeooo:rsid="001ef7cc" officeooo:paragraph-rsid="001ef7cc" style:font-size-asian="13pt" style:font-size-complex="13pt"/>
    </style:style>
    <style:style style:name="P62" style:family="paragraph" style:parent-style-name="Table_20_Contents">
      <style:text-properties fo:color="#000000" loext:opacity="100%" style:font-name="Georgia" fo:font-size="12pt" style:text-underline-style="none" officeooo:paragraph-rsid="00701a9e" fo:background-color="#ffffff" style:font-name-asian="Verdana" style:font-size-asian="12pt" style:font-name-complex="Sitka Text" style:font-size-complex="12pt"/>
    </style:style>
    <style:style style:name="P63" style:family="paragraph" style:parent-style-name="Table_20_Contents">
      <style:text-properties fo:color="#000000" loext:opacity="100%" style:font-name="Georgia" fo:font-size="12pt" style:text-underline-style="none" officeooo:rsid="00701a9e" officeooo:paragraph-rsid="00701a9e" fo:background-color="#ffffff" style:font-name-asian="Verdana" style:font-size-asian="12pt" style:font-name-complex="Sitka Text" style:font-size-complex="12pt"/>
    </style:style>
    <style:style style:name="P64" style:family="paragraph" style:parent-style-name="Table_20_Contents">
      <style:paragraph-properties fo:line-height="100%" fo:text-align="start" style:justify-single-word="false"/>
      <style:text-properties fo:color="#000000" loext:opacity="100%" style:font-name="Georgia" fo:font-size="12pt" style:text-underline-style="none" officeooo:rsid="00701a9e" officeooo:paragraph-rsid="00701a9e" fo:background-color="#ffffff" style:font-name-asian="Verdana" style:font-size-asian="12pt" style:font-name-complex="Sitka Text" style:font-size-complex="12pt"/>
    </style:style>
    <style:style style:name="T1" style:family="text">
      <style:text-properties officeooo:rsid="0032a545"/>
    </style:style>
    <style:style style:name="T2" style:family="text">
      <style:text-properties officeooo:rsid="003a96c7"/>
    </style:style>
    <style:style style:name="T3" style:family="text">
      <style:text-properties officeooo:rsid="00557a96"/>
    </style:style>
    <style:style style:name="T4" style:family="text">
      <style:text-properties officeooo:rsid="001daa33"/>
    </style:style>
    <style:style style:name="T5" style:family="text">
      <style:text-properties officeooo:rsid="00272a36"/>
    </style:style>
    <style:style style:name="T6" style:family="text">
      <style:text-properties officeooo:rsid="004ed390"/>
    </style:style>
    <style:style style:name="T7" style:family="text">
      <style:text-properties officeooo:rsid="00507f11"/>
    </style:style>
    <style:style style:name="T8" style:family="text">
      <style:text-properties fo:letter-spacing="0.0555in" style:text-underline-style="solid" style:text-underline-width="auto" style:text-underline-color="font-color"/>
    </style:style>
    <style:style style:name="T9" style:family="text">
      <style:text-properties fo:letter-spacing="0.0555in"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fo:letter-spacing="0.0555in" style:text-underline-style="solid" style:text-underline-width="auto" style:text-underline-color="font-color" fo:font-weight="normal" officeooo:rsid="00454e12" style:font-weight-asian="normal" style:font-weight-complex="normal"/>
    </style:style>
    <style:style style:name="T11" style:family="text">
      <style:text-properties fo:font-size="12pt" fo:font-weight="normal" officeooo:rsid="000ec834" style:font-name-asian="Times New Roman" style:font-size-asian="12pt" style:font-weight-asian="normal" style:font-name-complex="Times New Roman" style:font-size-complex="12pt" style:font-weight-complex="normal"/>
    </style:style>
    <style:style style:name="T12" style:family="text">
      <style:text-properties fo:font-size="12pt" fo:font-weight="normal" officeooo:rsid="003bb005" style:font-name-asian="Times New Roman" style:font-size-asian="12pt" style:font-weight-asian="normal" style:font-name-complex="Times New Roman" style:font-size-complex="12pt" style:font-weight-complex="normal"/>
    </style:style>
    <style:style style:name="T13" style:family="text">
      <style:text-properties officeooo:rsid="003bb005"/>
    </style:style>
    <style:style style:name="T14" style:family="text">
      <style:text-properties officeooo:rsid="003bb005" loext:shadow="none"/>
    </style:style>
    <style:style style:name="T15" style:family="text">
      <style:text-properties style:use-window-font-color="true" loext:opacity="0%"/>
    </style:style>
    <style:style style:name="T16" style:family="text">
      <style:text-properties style:use-window-font-color="true" loext:opacity="0%" officeooo:rsid="003bb005"/>
    </style:style>
    <style:style style:name="T17" style:family="text">
      <style:text-properties fo:color="#ffffff" loext:opacity="100%" style:font-name="Georgia" fo:font-size="13pt" fo:letter-spacing="0.0555in" fo:font-weight="normal" officeooo:rsid="001daa33" style:font-size-asian="13pt" style:font-weight-asian="normal" style:font-size-complex="13pt" style:font-weight-complex="normal"/>
    </style:style>
    <style:style style:name="T18" style:family="text">
      <style:text-properties fo:color="#ffffff" loext:opacity="100%" style:font-name="Georgia" fo:font-size="13pt" fo:letter-spacing="0.0555in" fo:font-weight="normal" officeooo:rsid="003bb005" style:font-size-asian="13pt" style:font-weight-asian="normal" style:font-size-complex="13pt" style:font-weight-complex="normal"/>
    </style:style>
    <style:style style:name="T19" style:family="text">
      <style:text-properties fo:color="#ffffff" loext:opacity="100%" style:font-name="Georgia" fo:font-size="13pt" fo:letter-spacing="0.0555in" fo:font-weight="normal" officeooo:rsid="003a96c7" style:font-size-asian="13pt" style:font-weight-asian="normal" style:font-size-complex="13pt" style:font-weight-complex="normal"/>
    </style:style>
    <style:style style:name="T20" style:family="text">
      <style:text-properties fo:color="#ffffff" loext:opacity="100%" style:font-name="Georgia" fo:font-size="6pt" fo:letter-spacing="0.0555in" fo:font-weight="normal" officeooo:rsid="003a96c7" style:font-size-asian="6pt" style:font-weight-asian="normal" style:font-size-complex="6pt" style:font-weight-complex="normal"/>
    </style:style>
    <style:style style:name="T21" style:family="text">
      <style:text-properties fo:color="#ffffff" loext:opacity="100%" style:font-name="Georgia" fo:font-size="6pt" fo:letter-spacing="0.0555in" fo:font-weight="normal" officeooo:rsid="003bb005" style:font-size-asian="6pt" style:font-weight-asian="normal" style:font-size-complex="6pt" style:font-weight-complex="normal"/>
    </style:style>
    <style:style style:name="T22" style:family="text">
      <style:text-properties fo:color="#ffffff" loext:opacity="100%" style:font-name="Georgia" fo:letter-spacing="0.0555in" fo:font-weight="normal" officeooo:rsid="003a96c7" style:font-weight-asian="normal" style:font-weight-complex="normal"/>
    </style:style>
    <style:style style:name="T23" style:family="text">
      <style:text-properties fo:color="#ffffff" loext:opacity="100%" style:font-name="Georgia" fo:letter-spacing="0.0555in" fo:font-weight="normal" officeooo:rsid="003bb005" style:font-weight-asian="normal" style:font-weight-complex="normal"/>
    </style:style>
    <style:style style:name="T24" style:family="text">
      <style:text-properties fo:color="#ffffff" loext:opacity="100%" style:font-name="Georgia" fo:letter-spacing="0.0555in" fo:font-weight="normal" officeooo:rsid="001daa33" style:font-weight-asian="normal" style:font-weight-complex="normal"/>
    </style:style>
    <style:style style:name="T25" style:family="text">
      <style:text-properties fo:color="#ffffff" loext:opacity="100%" style:font-name="Georgia" fo:font-size="10pt" fo:letter-spacing="0.0555in" fo:font-weight="normal" officeooo:rsid="0073ac5f" style:font-size-asian="8.75pt" style:font-weight-asian="normal" style:font-size-complex="10pt" style:font-weight-complex="normal"/>
    </style:style>
    <style:style style:name="T26" style:family="text">
      <style:text-properties fo:color="#ffffff" loext:opacity="100%" fo:font-size="6pt" fo:letter-spacing="0.0555in" fo:font-weight="normal" officeooo:rsid="003a96c7" style:font-size-asian="6pt" style:font-weight-asian="normal" style:font-size-complex="6pt" style:font-weight-complex="normal"/>
    </style:style>
    <style:style style:name="T27" style:family="text">
      <style:text-properties fo:color="#ffffff" loext:opacity="100%" fo:font-size="6pt" fo:letter-spacing="0.0555in" fo:font-weight="normal" officeooo:rsid="003bb005" style:font-size-asian="6pt" style:font-weight-asian="normal" style:font-size-complex="6pt" style:font-weight-complex="normal"/>
    </style:style>
    <style:style style:name="T28" style:family="text">
      <style:text-properties fo:color="#ffffff" loext:opacity="100%" fo:font-size="6pt" fo:letter-spacing="0.0555in" style:text-underline-style="solid" style:text-underline-width="auto" style:text-underline-color="font-color" fo:font-weight="normal" officeooo:rsid="003a96c7" style:font-size-asian="6pt" style:font-weight-asian="normal" style:font-size-complex="6pt" style:font-weight-complex="normal"/>
    </style:style>
    <style:style style:name="T29" style:family="text">
      <style:text-properties fo:color="#ffffff" loext:opacity="100%" fo:font-size="6pt" fo:letter-spacing="0.0555in" style:text-underline-style="solid" style:text-underline-width="auto" style:text-underline-color="font-color" fo:font-weight="normal" officeooo:rsid="003bb005" style:font-size-asian="6pt" style:font-weight-asian="normal" style:font-size-complex="6pt" style:font-weight-complex="normal"/>
    </style:style>
    <style:style style:name="T30" style:family="text">
      <style:text-properties fo:color="#ffffff" loext:opacity="100%" fo:font-size="6pt" officeooo:rsid="003a96c7" style:font-size-asian="6pt" style:font-size-complex="6pt"/>
    </style:style>
    <style:style style:name="T31" style:family="text">
      <style:text-properties fo:color="#ffffff" loext:opacity="100%" fo:font-size="6pt" officeooo:rsid="003bb005" style:font-size-asian="6pt" style:font-size-complex="6pt"/>
    </style:style>
    <style:style style:name="T32" style:family="text">
      <style:text-properties fo:color="#ffffff" loext:opacity="100%" fo:letter-spacing="0.0555in" fo:font-weight="normal" officeooo:rsid="003bb005" style:font-weight-asian="normal" style:font-weight-complex="normal" loext:shadow="none"/>
    </style:style>
    <style:style style:name="T33" style:family="text">
      <style:text-properties fo:color="#ffffff" loext:opacity="100%" fo:letter-spacing="0.0555in" officeooo:rsid="003a96c7"/>
    </style:style>
    <style:style style:name="T34" style:family="text">
      <style:text-properties fo:color="#ffffff" loext:opacity="100%" fo:letter-spacing="0.0555in" officeooo:rsid="003bb005"/>
    </style:style>
    <style:style style:name="T35" style:family="text">
      <style:text-properties fo:color="#ffffff" loext:opacity="100%" officeooo:rsid="003a96c7"/>
    </style:style>
    <style:style style:name="T36" style:family="text">
      <style:text-properties fo:color="#ffffff" loext:opacity="100%" officeooo:rsid="003bb005"/>
    </style:style>
    <style:style style:name="T37" style:family="text">
      <style:text-properties style:font-name="Georgia" fo:font-size="13pt" officeooo:rsid="001ef7cc" style:font-size-asian="13pt" style:font-size-complex="13pt"/>
    </style:style>
    <style:style style:name="T38" style:family="text">
      <style:text-properties style:font-name="Georgia" fo:font-size="13pt" officeooo:rsid="003bb005" style:font-size-asian="13pt" style:font-size-complex="13pt"/>
    </style:style>
    <style:style style:name="T39" style:family="text">
      <style:text-properties style:font-name="Georgia" fo:font-size="13pt" officeooo:rsid="006d137a" style:font-size-asian="13pt" style:font-size-complex="13pt"/>
    </style:style>
    <style:style style:name="T40" style:family="text">
      <style:text-properties style:font-name="Georgia" fo:font-size="13pt" fo:font-style="italic" officeooo:rsid="001ef7cc" style:font-size-asian="13pt" style:font-style-asian="italic" style:font-size-complex="13pt" style:font-style-complex="italic"/>
    </style:style>
    <style:style style:name="T41" style:family="text">
      <style:text-properties style:font-name="Georgia" fo:letter-spacing="0.0555in" style:text-underline-style="solid" style:text-underline-width="auto" style:text-underline-color="font-color" fo:font-weight="normal" officeooo:rsid="001daa33" style:font-weight-asian="normal" style:font-weight-complex="normal"/>
    </style:style>
    <style:style style:name="T42" style:family="text">
      <style:text-properties style:font-name="Georgia" fo:letter-spacing="0.0555in" style:text-underline-style="solid" style:text-underline-width="auto" style:text-underline-color="font-color" fo:font-weight="normal" officeooo:rsid="004356ae" style:font-weight-asian="normal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307373" style:font-style-asian="italic" style:font-style-complex="italic"/>
    </style:style>
    <style:style style:name="T45" style:family="text">
      <style:text-properties fo:font-style="italic" officeooo:rsid="00272a36" style:font-style-asian="italic" style:font-style-complex="italic"/>
    </style:style>
    <style:style style:name="T46" style:family="text">
      <style:text-properties fo:font-style="italic" officeooo:rsid="001daa33" style:font-style-asian="italic" style:font-style-complex="italic"/>
    </style:style>
    <style:style style:name="T47" style:family="text">
      <style:text-properties fo:font-style="italic" officeooo:rsid="001b628e" style:font-style-asian="italic" style:font-style-complex="italic"/>
    </style:style>
    <style:style style:name="T48" style:family="text">
      <style:text-properties officeooo:rsid="00454e12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6f8de2" style:font-style-asian="normal" style:font-style-complex="normal"/>
    </style:style>
    <style:style style:name="T51" style:family="text">
      <style:text-properties officeooo:rsid="00548d7d"/>
    </style:style>
    <style:style style:name="T52" style:family="text">
      <style:text-properties officeooo:rsid="0071a278"/>
    </style:style>
    <style:style style:name="T53" style:family="text">
      <style:text-properties officeooo:rsid="00576684"/>
    </style:style>
    <style:style style:name="T54" style:family="text">
      <style:text-properties officeooo:rsid="0053f7c6"/>
    </style:style>
    <style:style style:name="T55" style:family="text">
      <style:text-properties fo:language="en" fo:country="US" style:letter-kerning="true" style:language-asian="zh" style:country-asian="CN" style:language-complex="hi" style:country-complex="IN"/>
    </style:style>
    <style:style style:name="T56" style:family="text">
      <style:text-properties officeooo:rsid="005c5ebf"/>
    </style:style>
    <style:style style:name="T57" style:family="text">
      <style:text-properties officeooo:rsid="001f0666"/>
    </style:style>
    <style:style style:name="T58" style:family="text">
      <style:text-properties officeooo:rsid="0081ced7"/>
    </style:style>
    <style:style style:name="T59" style:family="text">
      <style:text-properties officeooo:rsid="00246b0d"/>
    </style:style>
    <style:style style:name="T60" style:family="text">
      <style:text-properties officeooo:rsid="00261594"/>
    </style:style>
    <style:style style:name="T61" style:family="text">
      <style:text-properties officeooo:rsid="0058415a"/>
    </style:style>
    <style:style style:name="T62" style:family="text">
      <style:text-properties officeooo:rsid="004d2a21"/>
    </style:style>
    <style:style style:name="T63" style:family="text">
      <style:text-properties officeooo:rsid="005eb927"/>
    </style:style>
    <style:style style:name="T64" style:family="text">
      <style:text-properties officeooo:rsid="00700dd3"/>
    </style:style>
    <style:style style:name="T65" style:family="text">
      <style:text-properties fo:font-size="14pt" fo:letter-spacing="0.0555in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66" style:family="text">
      <style:text-properties fo:font-size="14pt" fo:letter-spacing="0.0555in" style:text-underline-style="solid" style:text-underline-width="auto" style:text-underline-color="font-color" fo:font-weight="normal" officeooo:rsid="00700dd3" style:font-size-asian="14pt" style:font-weight-asian="normal" style:font-size-complex="14pt" style:font-weight-complex="normal"/>
    </style:style>
    <style:style style:name="T67" style:family="text">
      <style:text-properties officeooo:rsid="001b628e"/>
    </style:style>
    <style:style style:name="T68" style:family="text">
      <style:text-properties officeooo:rsid="007030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text:span text:style-name="T4">GAEA <text:s/></text:span>CHERISSA DUKELOW</text:p>
      <text:p text:style-name="P4">a<text:span text:style-name="T13">\|</text:span></text:p>
      <text:p text:style-name="P2"><text:span text:style-name="T12">Well Street Art Co., </text:span><text:span text:style-name="T11">1304 Well Street, Fairbanks, AK 99709</text:span> <text:s text:c="2"/><text:span text:style-name="T13">| <text:s/></text:span><text:s/>267.738.0150 <text:line-break/>cherissa@localpost.io<text:span text:style-name="T15"> <text:s text:c="2"/></text:span><text:span text:style-name="T16">| <text:s text:c="2"/></text:span><text:span text:style-name="T15">g</text:span>aeacherissa.com</text:p>
      <text:p text:style-name="P55">a<text:span text:style-name="T13">\</text:span></text:p>
      <text:p text:style-name="P49">a</text:p>
      <text:p text:style-name="P46"><text:span text:style-name="T9">EDUCATION</text:span><text:span text:style-name="T26">aa</text:span><text:span text:style-name="T27">\</text:span></text:p>
      <table:table table:name="Table1" table:style-name="Table1">
        <table:table-column table:style-name="Table1.A"/>
        <table:table-column table:style-name="Table1.B"/>
        <table:table-row table:style-name="TableLine1963404470400">
          <table:table-cell table:style-name="Table1.A1" office:value-type="string">
            <text:p text:style-name="P15">2011-2013</text:p>
          </table:table-cell>
          <table:table-cell table:style-name="Table1.A1" office:value-type="string">
            <text:p text:style-name="P15">State University of New York, College of Environmental Science and Forestry, Syracuse, NY, </text:p>
            <text:p text:style-name="P15"><text:span text:style-name="T43">Bachelor of Science, Environmental Biology, Magna Cum Laude</text:span></text:p>
          </table:table-cell>
        </table:table-row>
        <table:table-row table:style-name="TableLine1963404471216">
          <table:table-cell table:style-name="Table1.A1" office:value-type="string">
            <text:p text:style-name="P15">2010-2011</text:p>
          </table:table-cell>
          <table:table-cell table:style-name="Table1.A1" office:value-type="string">
            <text:p text:style-name="P15">Delaware County Community College (DCCC), Media, PA</text:p>
          </table:table-cell>
        </table:table-row>
        <table:table-row table:style-name="TableLine1963404472032">
          <table:table-cell table:style-name="Table1.A1" office:value-type="string">
            <text:p text:style-name="P15">2008-2010</text:p>
          </table:table-cell>
          <table:table-cell table:style-name="Table1.A1" office:value-type="string">
            <text:p text:style-name="P15">Maryland Institute College of Art (MICA), Baltimore, MD<text:line-break/><text:span text:style-name="T46">Painting and Art Education, Dean’s List, MICA Achievement Award</text:span></text:p>
          </table:table-cell>
        </table:table-row>
      </table:table>
      <text:p text:style-name="P53"><text:span text:style-name="T32">a</text:span><text:span text:style-name="T14">\</text:span></text:p>
      <text:p text:style-name="P3"><text:span text:style-name="T65">EXHIBITION</text:span><text:span text:style-name="T66">S</text:span><text:span text:style-name="T26">a</text:span><text:span text:style-name="T27">\</text:span><text:span text:style-name="T26">a</text:span><text:span text:style-name="T27">\</text:span></text:p>
      <table:table table:name="Table2" table:style-name="Table2">
        <table:table-column table:style-name="Table2.A"/>
        <table:table-column table:style-name="Table2.B"/>
        <table:table-row table:style-name="TableLine1963466211744">
          <table:table-cell table:style-name="Table2.A1" office:value-type="string">
            <text:p text:style-name="P57">2021</text:p>
          </table:table-cell>
          <table:table-cell table:style-name="Table2.A1" office:value-type="string">
            <text:p text:style-name="P60">The Pink Show<text:span text:style-name="T49">, </text:span><text:span text:style-name="T50">curated by Ethan Lauesen, </text:span><text:span text:style-name="T49">Well Street Art Co., Fairbanks, AK</text:span></text:p>
          </table:table-cell>
        </table:table-row>
        <table:table-row table:style-name="TableLine1963466211744">
          <table:table-cell table:style-name="Table2.A1" office:value-type="string">
            <text:p text:style-name="P24">2021</text:p>
          </table:table-cell>
          <table:table-cell table:style-name="Table2.A1" office:value-type="string">
            <text:p text:style-name="P28">Wild &amp; Scenic Film <text:s/>Festival 2021 Art Exhibition, <text:span text:style-name="T49">Wild &amp; Scenic Film Festival, Virtual</text:span></text:p>
          </table:table-cell>
        </table:table-row>
        <table:table-row table:style-name="TableLine1963466238400">
          <table:table-cell table:style-name="Table2.A1" office:value-type="string">
            <text:p text:style-name="P24">2021</text:p>
          </table:table-cell>
          <table:table-cell table:style-name="Table2.A1" office:value-type="string">
            <text:p text:style-name="P27">Fairbanks Arts Member (F.A.M.) Exhibition<text:span text:style-name="T49">, Fairbanks Arts Association Bear Gallery, Fairbanks, AK</text:span></text:p>
          </table:table-cell>
        </table:table-row>
        <table:table-row table:style-name="TableLine1963466233776">
          <table:table-cell table:style-name="Table2.A1" office:value-type="string">
            <text:p text:style-name="P22">2020</text:p>
          </table:table-cell>
          <table:table-cell table:style-name="Table2.A1" office:value-type="string">
            <text:p text:style-name="P26">Limited Edition: An Open Exhibition of Small Works, <text:span text:style-name="T49">Fairbanks Arts Association Bear Gallery, Fairbanks, AK</text:span></text:p>
          </table:table-cell>
        </table:table-row>
        <table:table-row table:style-name="TableLine1963466230784">
          <table:table-cell table:style-name="Table2.A1" office:value-type="string">
            <text:p text:style-name="P16">2020</text:p>
          </table:table-cell>
          <table:table-cell table:style-name="Table2.A1" office:value-type="string">
            <text:p text:style-name="P16"><text:span text:style-name="T43">Earthscapes</text:span>, <text:span text:style-name="T6">Northern Alaska Environmental Center’</text:span><text:span text:style-name="T13">s Featured Artist of 2020 Exhibit</text:span><text:span text:style-name="T6">, </text:span>The Lemonade Stand<text:span text:style-name="T6">, Fairbanks, AK <text:s/></text:span><text:span text:style-name="T64">(solo)</text:span></text:p>
          </table:table-cell>
        </table:table-row>
        <table:table-row table:style-name="TableLine1963466229696">
          <table:table-cell table:style-name="Table2.A1" office:value-type="string">
            <text:p text:style-name="P21">2020</text:p>
          </table:table-cell>
          <table:table-cell table:style-name="Table2.A1" office:value-type="string">
            <text:p text:style-name="P20"><text:span text:style-name="T43">13+</text:span>, The Lemonade Stand, Fairbanks, AK</text:p>
          </table:table-cell>
        </table:table-row>
        <table:table-row table:style-name="TableLine1963466235952">
          <table:table-cell table:style-name="Table2.A1" office:value-type="string">
            <text:p text:style-name="P19">2019</text:p>
          </table:table-cell>
          <table:table-cell table:style-name="Table2.A1" office:value-type="string">
            <text:p text:style-name="P20"><text:span text:style-name="T43">64th Parallel </text:span><text:span text:style-name="T44">Juried Exhibition</text:span>, Fairbanks Arts Association Bear Gallery<text:line-break/>Fairbanks, AK</text:p>
          </table:table-cell>
        </table:table-row>
        <table:table-row table:style-name="TableLine1963466236224">
          <table:table-cell table:style-name="Table2.A1" office:value-type="string">
            <text:p text:style-name="P18">2019</text:p>
          </table:table-cell>
          <table:table-cell table:style-name="Table2.A1" office:value-type="string">
            <text:p text:style-name="P18"><text:span text:style-name="T43">People Power Art Show</text:span>, hosted by Native Movement and Fairbanks Climate Action Coalition at the Alaska Center for Natural Medicine, Fairbanks, AK</text:p>
          </table:table-cell>
        </table:table-row>
        <table:table-row table:style-name="TableLine1963466237312">
          <table:table-cell table:style-name="Table2.A1" office:value-type="string">
            <text:p text:style-name="P17">2017</text:p>
          </table:table-cell>
          <table:table-cell table:style-name="Table2.A1" office:value-type="string">
            <text:p text:style-name="P17"><text:span text:style-name="T43">Community</text:span>, The Schuylkill Center for Environmental Education, Philadelphia, PA</text:p>
          </table:table-cell>
        </table:table-row>
      </table:table>
      <text:p text:style-name="P54">a</text:p>
      <text:p text:style-name="P45">RECOGNITION<text:span text:style-name="T30">a</text:span><text:span text:style-name="T31">\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58">2021</text:p>
          </table:table-cell>
          <table:table-cell table:style-name="Table9.A1" office:value-type="string">
            <text:p text:style-name="P58"><text:span text:style-name="T43">Gift Shop Artist of the Month</text:span>, Fairbanks Arts Association, Fairbanks, AK</text:p>
          </table:table-cell>
        </table:table-row>
        <table:table-row table:style-name="Table9.1">
          <table:table-cell table:style-name="Table9.A1" office:value-type="string">
            <text:p text:style-name="P30">20<text:span text:style-name="T62">20</text:span></text:p>
          </table:table-cell>
          <table:table-cell table:style-name="Table9.A1" office:value-type="string">
            <text:p text:style-name="P31">“Featured Artist <text:span text:style-name="T63">of 2020</text:span><text:span text:style-name="T6">,” Northern Alaska Environmental Center, Fairbanks, AK</text:span></text:p>
          </table:table-cell>
        </table:table-row>
      </table:table>
      <text:p text:style-name="P50">a</text:p>
      <text:p text:style-name="P44">COMMISSIONS<text:span text:style-name="T35">a</text:span><text:span text:style-name="T36">\</text:span></text:p>
      <table:table table:name="Table10" table:style-name="Table10">
        <table:table-column table:style-name="Table10.A"/>
        <table:table-column table:style-name="Table10.B"/>
        <table:table-row table:style-name="TableLine1962892025376">
          <table:table-cell table:style-name="Table10.A1" office:value-type="string">
            <text:p text:style-name="P25">2020</text:p>
          </table:table-cell>
          <table:table-cell table:style-name="Table10.A1" office:value-type="string">
            <text:p text:style-name="P25">Tryptych (commission of three oil paintings) for the Northern Alaska Environmental Center (upcoming/in progress)</text:p>
            <text:p text:style-name="P25"/>
          </table:table-cell>
        </table:table-row>
        <table:table-row table:style-name="TableLine1962892019664">
          <table:table-cell table:style-name="Table10.A1" office:value-type="string">
            <text:p text:style-name="P13">2020</text:p>
          </table:table-cell>
          <table:table-cell table:style-name="Table10.A1" office:value-type="string">
            <text:p text:style-name="P12"><text:span text:style-name="T48">Creating illustrations for nature interpretation signage to be placed along the Chena River for </text:span>USAG Alaska, Fort Wainwright, DPW Environmental</text:p>
          </table:table-cell>
        </table:table-row>
      </table:table>
      <text:p text:style-name="P5"><text:soft-page-break/>a<text:span text:style-name="T13">\</text:span></text:p>
      <text:p text:style-name="P48"><text:span text:style-name="T8">COMMUNITY ART</text:span><text:span text:style-name="T33">a</text:span><text:span text:style-name="T34">\</text:span></text:p>
      <table:table table:name="Table4" table:style-name="Table4">
        <table:table-column table:style-name="Table4.A"/>
        <table:table-column table:style-name="Table4.B"/>
        <table:table-row table:style-name="TableLine1962892016400">
          <table:table-cell table:style-name="Table4.A1" office:value-type="string">
            <text:p text:style-name="P23">2020</text:p>
          </table:table-cell>
          <table:table-cell table:style-name="Table4.A1" office:value-type="string">
            <text:p text:style-name="P14">Tanana Valley Watershed Association, Storm Drain Art, Fairbanks, AK</text:p>
          </table:table-cell>
        </table:table-row>
        <table:table-row table:style-name="TableLine1962892016672">
          <table:table-cell table:style-name="Table4.A1" office:value-type="string">
            <text:p text:style-name="P23">2008-2009</text:p>
          </table:table-cell>
          <table:table-cell table:style-name="Table4.A1" office:value-type="string">
            <text:p text:style-name="P14">MICA Community Arts Partnership, Baltimore, MD</text:p>
          </table:table-cell>
        </table:table-row>
      </table:table>
      <text:p text:style-name="P52"><text:span text:style-name="T25">a</text:span><text:span text:style-name="T23">\</text:span></text:p>
      <text:p text:style-name="P51"><text:span text:style-name="T41">PRESS </text:span><text:span text:style-name="T42">&amp;</text:span><text:span text:style-name="T41"> PUBLICATIONS</text:span><text:span text:style-name="T20">a</text:span><text:span text:style-name="T21">\</text:span></text:p>
      <table:table table:name="Table3" table:style-name="Table3">
        <table:table-column table:style-name="Table3.A"/>
        <table:table-column table:style-name="Table3.B"/>
        <table:table-row table:style-name="TableLine1962892029456">
          <table:table-cell table:style-name="Table3.A1" office:value-type="string">
            <text:p text:style-name="P6">2020</text:p>
          </table:table-cell>
          <table:table-cell table:style-name="Table3.A1" office:value-type="string">
            <text:p text:style-name="P7"><text:span text:style-name="T43">The Earth is her canvas, and Cherissa Dukelow is capturing its changes,</text:span> <text:span text:style-name="T7">Fairbanks Daily News-Miner, </text:span>David James, Sep. 6</text:p>
          </table:table-cell>
        </table:table-row>
        <table:table-row table:style-name="TableLine1962892028912">
          <table:table-cell table:style-name="Table3.A1" office:value-type="string">
            <text:p text:style-name="P11">2019</text:p>
          </table:table-cell>
          <table:table-cell table:style-name="Table3.A1" office:value-type="string">
            <text:p text:style-name="P8"><text:span text:style-name="T45">Teshekpuk</text:span><text:span text:style-name="T5"> oil painting published with science review article in The Conversation, </text:span><text:span text:style-name="T45">Mathematics of scale: Big, small and everything in between</text:span><text:span text:style-name="T5">, Mitchell Newberry, May 24</text:span></text:p>
          </table:table-cell>
        </table:table-row>
        <table:table-row table:style-name="TableLine1962892022112">
          <table:table-cell table:style-name="Table3.A1" office:value-type="string">
            <text:p text:style-name="P9">2017</text:p>
          </table:table-cell>
          <table:table-cell table:style-name="Table3.A1" office:value-type="string">
            <text:p text:style-name="P32"><text:span text:style-name="T40">March of Progress</text:span><text:span text:style-name="T37"> illustration published for University of Pennsylvania ‘PennNews’ press release, </text:span><text:span text:style-name="T40">Luck Plays a Role in How Language Evolves</text:span><text:span text:style-name="T37">, Penn Team Finds, Katherine Unger Baillie, Nov. 1; <text:s/></text:span></text:p>
            <text:p text:style-name="P32"><text:span text:style-name="T38">republished in </text:span><text:span text:style-name="T39">n</text:span><text:span text:style-name="T37">ews outlet</text:span><text:span text:style-name="T39">s</text:span><text:span text:style-name="T37"> including: The Guardian, Buzzfeed,</text:span><text:span text:style-name="T38"> </text:span><text:span text:style-name="T37">IFLScience</text:span></text:p>
          </table:table-cell>
        </table:table-row>
        <table:table-row table:style-name="TableLine1962892030000">
          <table:table-cell table:style-name="Table3.A1" office:value-type="string">
            <text:p text:style-name="P9">2017</text:p>
          </table:table-cell>
          <table:table-cell table:style-name="Table3.A1" office:value-type="string">
            <text:p text:style-name="P10"><text:span text:style-name="T43">‘Community’ gallery to hold opening in Roxborough</text:span>, The Review, Press Release, Jan. 18</text:p>
          </table:table-cell>
        </table:table-row>
        <table:table-row table:style-name="TableLine1962892030272">
          <table:table-cell table:style-name="Table3.A1" office:value-type="string">
            <text:p text:style-name="P9">2016</text:p>
          </table:table-cell>
          <table:table-cell table:style-name="Table3.A1" office:value-type="string">
            <text:p text:style-name="P9"><text:span text:style-name="T43">Manayunk's Pretzel Park gets a Little Free Library for local readers</text:span>, The Review, Eric Fitzsimmons, May 16</text:p>
          </table:table-cell>
        </table:table-row>
      </table:table>
      <text:p text:style-name="P49"><text:span text:style-name="T10">a</text:span></text:p>
      <text:p text:style-name="P47"><text:span text:style-name="T10">P</text:span><text:span text:style-name="T9">ROFESSIONAL EXPERIENCE</text:span><text:span text:style-name="T28">a</text:span><text:span text:style-name="T29">\</text:span></text:p>
      <table:table table:name="Table7" table:style-name="Table7">
        <table:table-column table:style-name="Table7.A"/>
        <table:table-column table:style-name="Table7.B"/>
        <table:table-row table:style-name="TableLine1963404468768">
          <table:table-cell table:style-name="Table7.A1" office:value-type="string">
            <text:p text:style-name="P39">2020</text:p>
          </table:table-cell>
          <table:table-cell table:style-name="Table7.A1" office:value-type="string">
            <text:p text:style-name="P29">Well Street Art Co., <text:span text:style-name="T43">Gallery Technician, </text:span><text:span text:style-name="T51">Fairbanks, AK</text:span></text:p>
          </table:table-cell>
        </table:table-row>
        <table:table-row table:style-name="TableLine1963404495968">
          <table:table-cell table:style-name="Table7.A1" office:value-type="string">
            <text:p text:style-name="P39">2020</text:p>
          </table:table-cell>
          <table:table-cell table:style-name="Table7.A1" office:value-type="string">
            <text:p text:style-name="P40"><text:span text:style-name="T52">C</text:span>olorado State University, Center for Environmental Management of Military Lands,</text:p>
            <text:p text:style-name="P40"><text:span text:style-name="T43">Wetland Ecology Technician, </text:span><text:span text:style-name="T52">Fairbanks, AK</text:span></text:p>
          </table:table-cell>
        </table:table-row>
        <table:table-row table:style-name="TableLine1963404496240">
          <table:table-cell table:style-name="Table7.A1" office:value-type="string">
            <text:p text:style-name="P39"><text:span text:style-name="T54">2018 – </text:span><text:span text:style-name="T55">2019</text:span></text:p>
          </table:table-cell>
          <table:table-cell table:style-name="Table7.A1" office:value-type="string">
            <text:p text:style-name="P40">Shannon &amp; Wilson, Inc., <text:span text:style-name="T43">Environmental Scientist, </text:span><text:span text:style-name="T53">Fairbanks, AK</text:span></text:p>
          </table:table-cell>
        </table:table-row>
        <table:table-row table:style-name="TableLine1963404499776">
          <table:table-cell table:style-name="Table7.A1" office:value-type="string">
            <text:p text:style-name="P36">2018</text:p>
          </table:table-cell>
          <table:table-cell table:style-name="Table7.A1" office:value-type="string">
            <text:p text:style-name="P38">Fairbanks North Star Borough <text:span text:style-name="T56">School District, </text:span><text:span text:style-name="T43">Long-term Substitute Teacher (Middle School Science), </text:span><text:span text:style-name="T53">Fairbanks, AK</text:span></text:p>
          </table:table-cell>
        </table:table-row>
        <table:table-row table:style-name="TableLine1963404489712">
          <table:table-cell table:style-name="Table7.A1" office:value-type="string">
            <text:p text:style-name="P36">2018</text:p>
          </table:table-cell>
          <table:table-cell table:style-name="Table7.A1" office:value-type="string">
            <text:p text:style-name="P37">Fairbanks Soil &amp; Water Conservation District, <text:span text:style-name="T43">After School Programs, </text:span>Fairbanks, AK</text:p>
          </table:table-cell>
        </table:table-row>
        <table:table-row table:style-name="TableLine1963404487264">
          <table:table-cell table:style-name="Table7.A1" office:value-type="string">
            <text:p text:style-name="P35">2018</text:p>
          </table:table-cell>
          <table:table-cell table:style-name="Table7.A1" office:value-type="string">
            <text:p text:style-name="P34">National Ecological Obser<text:span text:style-name="T57">vatory Network (Taiga and Tundra Domains), </text:span><text:span text:style-name="T43">Aquatic Field Technician, </text:span>Fairbanks, AK</text:p>
          </table:table-cell>
        </table:table-row>
        <table:table-row table:style-name="TableLine1963404497872">
          <table:table-cell table:style-name="Table7.A1" office:value-type="string">
            <text:p text:style-name="P35">2014 – 2018</text:p>
          </table:table-cell>
          <table:table-cell table:style-name="Table7.A1" office:value-type="string">
            <text:p text:style-name="P62">P<text:span text:style-name="T61">ennsylvania</text:span> Dep<text:span text:style-name="T58">artment</text:span> of Environmental Protection, <text:span text:style-name="T59">Bureau of </text:span>E<text:span text:style-name="T59">nvironmental </text:span>C<text:span text:style-name="T59">leanup &amp; </text:span>B<text:span text:style-name="T59">rownfields,</text:span> Storage Tanks Program, </text:p>
            <text:p text:style-name="P62"><text:span text:style-name="T47">Water Quality Specialist, </text:span><text:span text:style-name="T67">Norristown, PA</text:span></text:p>
          </table:table-cell>
        </table:table-row>
        <table:table-row table:style-name="TableLine1963404500864">
          <table:table-cell table:style-name="Table7.A1" office:value-type="string">
            <text:p text:style-name="P42">2013 – 2014</text:p>
          </table:table-cell>
          <table:table-cell table:style-name="Table7.A1" office:value-type="string">
            <text:p text:style-name="P41">Pennsylvania Resources Council, <text:span text:style-name="T43">Environmental Services Assistant, </text:span><text:span text:style-name="T51">Media, PA</text:span></text:p>
          </table:table-cell>
        </table:table-row>
        <table:table-row table:style-name="TableLine1963404488080">
          <table:table-cell table:style-name="Table7.A1" office:value-type="string">
            <text:p text:style-name="P64">2013 – 2014</text:p>
          </table:table-cell>
          <table:table-cell table:style-name="Table7.A1" office:value-type="string">
            <text:p text:style-name="P63">Terrain, <text:span text:style-name="T43">Sales</text:span>, Media, PA</text:p>
          </table:table-cell>
        </table:table-row>
        <table:table-row table:style-name="TableLine1963404488080">
          <table:table-cell table:style-name="Table7.A1" office:value-type="string">
            <text:p text:style-name="P35">2013 </text:p>
          </table:table-cell>
          <table:table-cell table:style-name="Table7.A1" office:value-type="string">
            <text:p text:style-name="P33">Duke University Department of Biology, Prof<text:span text:style-name="T60">essor</text:span> Justin Wright Lab, <text:span text:style-name="T43">Research Technician, </text:span>Durham, NC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Sitka Text" svg:font-family="'Sitka Text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Georgia" officeooo:paragraph-rsid="003a96c7"/>
    </style:style>
    <style:style style:name="MT1" style:family="text">
      <style:text-properties officeooo:rsid="0032a545"/>
    </style:style>
    <style:style style:name="MT2" style:family="text">
      <style:text-properties officeooo:rsid="003a96c7"/>
    </style:style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[ </text:span><text:page-number text:select-page="current">2</text:page-number><text:s/><text:span text:style-name="MT2">of </text:span><text:span text:style-name="MT2"><text:page-count>2</text:page-count></text:span><text:s/><text:span text:style-name="MT1">]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2-11T20:27:06.330565751</meta:creation-date>
    <dc:date>2021-03-06T17:09:43.235000000</dc:date>
    <meta:editing-duration>P21DT19H22M</meta:editing-duration>
    <meta:editing-cycles>62</meta:editing-cycles>
    <meta:generator>LibreOffice/7.0.4.2$Windows_X86_64 LibreOffice_project/dcf040e67528d9187c66b2379df5ea4407429775</meta:generator>
    <meta:document-statistic meta:table-count="7" meta:image-count="0" meta:object-count="0" meta:page-count="2" meta:paragraph-count="89" meta:word-count="536" meta:character-count="3784" meta:non-whitespace-character-count="3316"/>
  </office:meta>
</office:document-meta>
</file>